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;[.K64])" office:value-type="float" office:value="111000">
            <text:p>111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;[.G59])" office:value-type="float" office:value="97700">
            <text:p>977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13300">
            <text:p>133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/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3000">
            <text:p>30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1937.6166426166">
            <text:p>31937.6166426166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table:number-columns-repeated="2"/>
          <table:table-cell table:style-name="ce2" table:formula="of:=SUM([.B59:.F59])" office:value-type="float" office:value="29200">
            <text:p>29200</text:p>
          </table:table-cell>
          <table:table-cell table:formula="of:=SUM([.B90:.F90])" office:value-type="float" office:value="1081.48148148148">
            <text:p>1081.481481481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1081.48148148148">
            <text:p>1081.481481481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1081.48148148148">
            <text:p>1081.481481481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90:.F90])" office:value-type="float" office:value="762.962962962963">
            <text:p>762.96296296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C90])" office:value-type="float" office:value="362.962962962963">
            <text:p>362.962962963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1081.48148148148">
            <text:p>1081.481481481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3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1081.48148148148">
            <text:p>1081.481481481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90])" office:value-type="float" office:value="400">
            <text:p>40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081.48148148148">
            <text:p>1081.4814814815</text:p>
          </table:table-cell>
          <table:table-cell table:style-name="Default"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7" office:value-type="float" office:value="318.518518518519">
            <text:p>318.5185185185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0">
            <text:p>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3])" office:value-type="float" office:value="24237.037037037">
            <text:p>24237.037037037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5/18/2016</text:date>, <text:time>10:3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8T10:37:08</dc:date>
    <meta:editing-duration>P7DT2H10M32S</meta:editing-duration>
    <meta:editing-cycles>2448</meta:editing-cycles>
    <meta:generator>OpenOffice/4.1.1$Unix OpenOffice.org_project/411m6$Build-9775</meta:generator>
    <dc:creator>Hasmik Dabaghyan</dc:creator>
    <meta:document-statistic meta:table-count="14" meta:cell-count="6034" meta:object-count="0"/>
  </office:meta>
</office:document-meta>
</file>